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75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6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1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1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69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69"><text:tab/>di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69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70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13">;;;;;;;;;;;;;;;;;;;;;;;;;;;;;;;;;;;;;;;;;;;;;;;;;;;;SHOP KEEPER</text:p>
      <text:p text:style-name="P13"/>
      <text:p text:style-name="P30">shopkeeperrou</text:p>
      <text:p text:style-name="P30"><text:tab/>ld a,(roomno)</text:p>
      <text:p text:style-name="P13"><text:tab/>cp 22</text:p>
      <text:p text:style-name="P13"><text:tab/>ret nz</text:p>
      <text:p text:style-name="P13"><text:tab/>ld a,(shopkeepercount)</text:p>
      <text:p text:style-name="P13"><text:tab/>and a</text:p>
      <text:p text:style-name="P13"><text:tab/>ret z</text:p>
      <text:p text:style-name="P13"><text:tab/>dec a</text:p>
      <text:p text:style-name="P13"><text:tab/>ld (shopkeepercount),a</text:p>
      <text:p text:style-name="P13"><text:tab/>ret nz</text:p>
      <text:p text:style-name="P13"><text:soft-page-break/><text:tab/>ld a,22</text:p>
      <text:p text:style-name="P13"><text:tab/>ld (shopkeeperhere+room),a</text:p>
      <text:p text:style-name="P13"><text:tab/>ld (shopkeeperhere1+room),a</text:p>
      <text:p text:style-name="P13"><text:tab/>ld hl,shopkeeperappearsmess<text:tab/></text:p>
      <text:p text:style-name="P13"><text:tab/>jp windowrou</text:p>
      <text:p text:style-name="P3"/>
      <text:p text:style-name="P3"/>
      <text:p text:style-name="P30">proxshopkeeper</text:p>
      <text:p text:style-name="P30"><text:tab/>defb 22<text:tab/>;;room</text:p>
      <text:p text:style-name="P13"><text:tab/>defb 66,160<text:tab/>;;;x,y</text:p>
      <text:p text:style-name="P13"><text:tab/>defb 8,16<text:tab/>;;;w,h</text:p>
      <text:p text:style-name="P13">proxshopkeeperrou</text:p>
      <text:p text:style-name="P13"><text:tab/>ld a,(shopkeepercount)</text:p>
      <text:p text:style-name="P13"><text:tab/>and a</text:p>
      <text:p text:style-name="P13"><text:tab/>ret nz</text:p>
      <text:p text:style-name="P13"><text:tab/>ld a,(ix+movefrm)</text:p>
      <text:p text:style-name="P13"><text:tab/>cp 7</text:p>
      <text:p text:style-name="P13"><text:tab/>jr nz,notcow</text:p>
      <text:p text:style-name="P13"><text:tab/>ld (ix+room),255</text:p>
      <text:p text:style-name="P13"><text:tab/>ld hl,shoptalk</text:p>
      <text:p text:style-name="P13"><text:tab/>jp talkingtopeople1</text:p>
      <text:p text:style-name="P3"/>
      <text:p text:style-name="P30">notcow</text:p>
      <text:p text:style-name="P30"><text:tab/>ld a,(shopkeeperhere+delaycounter)</text:p>
      <text:p text:style-name="P13"><text:tab/>inc a</text:p>
      <text:p text:style-name="P13"><text:tab/>and 3</text:p>
      <text:p text:style-name="P13"><text:tab/>ld (shopkeeperhere+delaycounter),a</text:p>
      <text:p text:style-name="P13"><text:tab/>ld hl,givingjunkmess</text:p>
      <text:p text:style-name="P13"><text:tab/>jp nz,windowrou</text:p>
      <text:p text:style-name="P13"><text:tab/>ld hl,stopgivingjunkmess</text:p>
      <text:p text:style-name="P1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1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13">;;;;;;;;;;;;;;;;;;;;;;;;;;;;;;;;;;;;;;;;;;;;;;;TROLL</text:p>
      <text:p text:style-name="P13">resettroll<text:tab/>equ printmoving</text:p>
      <text:p text:style-name="P30">trollrou</text:p>
      <text:p text:style-name="P30"><text:tab/>ld hl,proxtroll</text:p>
      <text:p text:style-name="P13"><text:tab/>jp checkproximity1</text:p>
      <text:p text:style-name="P3"/>
      <text:p text:style-name="P30">proxtroll</text:p>
      <text:p text:style-name="P30"><text:tab/>defb 36<text:tab/>;;room</text:p>
      <text:p text:style-name="P13"><text:tab/>defb 82,136<text:tab/>;;;x,y</text:p>
      <text:p text:style-name="P13"><text:tab/>defb 8,32<text:tab/>;;;w,h</text:p>
      <text:p text:style-name="P30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3"><text:tab/>ld a,4</text:p>
      <text:p text:style-name="P13"><text:tab/>ld (sequence),a</text:p>
      <text:p text:style-name="P13"><text:tab/>ld a,1</text:p>
      <text:p text:style-name="P1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3"><text:tab/>ld hl,getbackintheremess</text:p>
      <text:p text:style-name="P13"><text:tab/>ld a,(roomno)</text:p>
      <text:p text:style-name="P13"><text:tab/>cp 36</text:p>
      <text:p text:style-name="P13"><text:tab/>jp z,windowrou</text:p>
      <text:p text:style-name="P13"><text:tab/>ld a,(ix+var1)</text:p>
      <text:p text:style-name="P13"><text:tab/>and a</text:p>
      <text:p text:style-name="P13"><text:tab/>ret nz</text:p>
      <text:p text:style-name="P13"><text:tab/>ld hl,goawaymess</text:p>
      <text:p text:style-name="P1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13">;;;;;;;;;;;;;;;;;;;;;;;;;;;;;;;;;;;;;;;;;;;;;;;;MINER</text:p>
      <text:p text:style-name="P3"/>
      <text:p text:style-name="P13">resetminer<text:tab/>equ printmoving</text:p>
      <text:p text:style-name="P13">minerrou<text:tab/>ld hl,proxminer</text:p>
      <text:p text:style-name="P13"><text:tab/>jp checkproximity1</text:p>
      <text:p text:style-name="P3"/>
      <text:p text:style-name="P13">proxminer<text:tab/>defb 41<text:tab/>;;room</text:p>
      <text:p text:style-name="P13"><text:tab/>defb 90,120<text:tab/>;;;x,y</text:p>
      <text:p text:style-name="P13"><text:tab/>defb 2,32<text:tab/>;;;w,h</text:p>
      <text:p text:style-name="P13">proxminerou<text:tab/>ld (ix+movex),90</text:p>
      <text:p text:style-name="P13"><text:tab/>ld a,255</text:p>
      <text:p text:style-name="P13"><text:tab/>ld (trollhere+room),a</text:p>
      <text:p text:style-name="P13"><text:tab/>push ix</text:p>
      <text:p text:style-name="P13"><text:tab/>call proxtrollrou</text:p>
      <text:p text:style-name="P13"><text:tab/>pop ix</text:p>
      <text:p text:style-name="P13"><text:tab/>ld (ix+var1),1</text:p>
      <text:p text:style-name="P1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72">;;;;;;;;;;;;;;;;;;;;;;;;;;;;;;;;;;;;;;;;;;;;;;;;;;;DAISY ROUTINE</text:p>
      <text:p text:style-name="P13">resetdaisy<text:tab/>equ printmoving</text:p>
      <text:p text:style-name="P73">daisyrou</text:p>
      <text:p text:style-name="P73"><text:tab/>call collidewithdizzy16</text:p>
      <text:p text:style-name="P72"><text:tab/>jr nc,justinlift</text:p>
      <text:p text:style-name="P72"><text:tab/>ld a,(sequence)</text:p>
      <text:p text:style-name="P72"><text:tab/>and a</text:p>
      <text:p text:style-name="P72"><text:tab/>ret nz</text:p>
      <text:p text:style-name="P76"><text:span text:style-name="T2">test</text:span></text:p>
      <text:p text:style-name="P76"><text:tab/><text:span text:style-name="T6">ld a,3</text:span></text:p>
      <text:p text:style-name="P75"><text:tab/>call starttune</text:p>
      <text:p text:style-name="P72"><text:tab/>ld hl,gottodaisymess</text:p>
      <text:p text:style-name="P72"><text:tab/>ld a,1</text:p>
      <text:p text:style-name="P72"><text:tab/>ld (dontupdatedizzy),a</text:p>
      <text:p text:style-name="P72"><text:tab/>call prtmessage</text:p>
      <text:p text:style-name="P72"><text:tab/>call handoffandwait</text:p>
      <text:p text:style-name="P3"/>
      <text:p text:style-name="P72"><text:tab/>call theheartdemo</text:p>
      <text:p text:style-name="P3"/>
      <text:p text:style-name="P72"><text:tab/>ld a,94</text:p>
      <text:p text:style-name="P72"><text:tab/>ld (roomno),a</text:p>
      <text:p text:style-name="P72"><text:tab/>ld a,255</text:p>
      <text:p text:style-name="P72"><text:tab/>ld (daisyhere+room),a</text:p>
      <text:p text:style-name="P72"><text:tab/>ld a,73</text:p>
      <text:p text:style-name="P72"><text:tab/>ld (daisy1here+room),a</text:p>
      <text:p text:style-name="P72"><text:tab/>ld hl,daisyrunsmess</text:p>
      <text:p text:style-name="P72"><text:tab/>call windowrou</text:p>
      <text:p text:style-name="P69"><text:tab/>jp musicoff</text:p>
      <text:p text:style-name="P3"/>
      <text:p text:style-name="P3"/>
      <text:p text:style-name="P73">theheartdemo</text:p>
      <text:p text:style-name="P73"><text:tab/>ld a,1</text:p>
      <text:p text:style-name="P72"><text:tab/>ld (dontupdatedizzy),a</text:p>
      <text:p text:style-name="P72"><text:tab/>ld a,3</text:p>
      <text:p text:style-name="P72"><text:tab/>ld (roomno),a<text:tab/><text:tab/>;;;got to daisy <text:s/>;;heart demo</text:p>
      <text:p text:style-name="P72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74">justinlift</text:p>
      <text:p text:style-name="P74"><text:tab/>call printmoving</text:p>
      <text:p text:style-name="P72"><text:tab/>ld a,(daisylifthere+movey)</text:p>
      <text:p text:style-name="P72"><text:tab/>add a,21</text:p>
      <text:p text:style-name="P72"><text:tab/>ld (ix+movey),a</text:p>
      <text:p text:style-name="P74">anidaisy</text:p>
      <text:p text:style-name="P74"><text:tab/>ld a,(ix+colour)</text:p>
      <text:p text:style-name="P72"><text:tab/>xor 128</text:p>
      <text:p text:style-name="P72"><text:tab/>ld (ix+colour),a</text:p>
      <text:p text:style-name="P72"><text:tab/>jp printmoving</text:p>
      <text:p text:style-name="P3"/>
      <text:p text:style-name="P3">;;;;;;;;;;;;;;;;;;;;;;;;;;;;;;;;;;;;;;;;;;;;;;DAISY WITH COINS</text:p>
      <text:p text:style-name="P3"><text:soft-page-break/>;;;;;;;;;;;;;;;;;;;;;;;;;;;;;;;;;;;;;;;;;;;;;;;;;;;DAISY ROUTINE</text:p>
      <text:p text:style-name="P13"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<text:soft-page-break/><text:tab/>ld (ix+1),a</text:p>
      <text:p text:style-name="P13"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<text:soft-page-break/>waspos</text:p>
      <text:p text:style-name="P13"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><text:soft-page-break/></text:p>
      <text:p text:style-name="P53"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soft-page-break/><text:tab/>add hl,de</text:p>
      <text:p text:style-name="P53"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soft-page-break/><text:tab/>ld c,a</text:p>
      <text:p text:style-name="P60"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soft-page-break/><text:tab/>ld hl,(frmlocation)</text:p>
      <text:p text:style-name="P13"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soft-page-break/><text:tab/>inc a</text:p>
      <text:p text:style-name="P13"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><text:soft-page-break/></text:p>
      <text:p text:style-name="P13"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<text:soft-page-break/>rightsiderev</text:p>
      <text:p text:style-name="P25"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><text:soft-page-break/></text:p>
      <text:p text:style-name="P13"/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<text:soft-page-break/>mend<text:tab/>equ 0</text:p>
      <text:p text:style-name="P13"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soft-page-break/><text:tab/>push af</text:p>
      <text:p text:style-name="P13"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soft-page-break/><text:tab/>call printince</text:p>
      <text:p text:style-name="P13"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soft-page-break/><text:tab/>add a,8</text:p>
      <text:p text:style-name="P13"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soft-page-break/><text:tab/>xor 48</text:p>
      <text:p text:style-name="P13"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soft-page-break/><text:tab/>out (c),a</text:p>
      <text:p text:style-name="P13"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soft-page-break/><text:tab/>call putcoinsinroom</text:p>
      <text:p text:style-name="P13"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soft-page-break/><text:tab/>inc ix</text:p>
      <text:p text:style-name="P13"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soft-page-break/><text:tab/>ld a,(roomno)</text:p>
      <text:p text:style-name="P13"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soft-page-break/><text:tab/>defb mpen+6,mxy+14,8,":::",mxy+14,8</text:p>
      <text:p text:style-name="P61"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soft-page-break/><text:tab/>call printcarryingline</text:p>
      <text:p text:style-name="P13"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soft-page-break/><text:tab/>bit 1,c</text:p>
      <text:p text:style-name="P13"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53"><text:tab/>push ix</text:p>
      <text:p text:style-name="P53"><text:tab/>pop hl</text:p>
      <text:p text:style-name="P13"><text:tab/>ld a,l</text:p>
      <text:p text:style-name="P13"><text:tab/>or h</text:p>
      <text:p text:style-name="P13"><text:tab/>ld hl,proxshopkeeper</text:p>
      <text:p text:style-name="P13"><text:tab/>call nz,checkproximity1</text:p>
      <text:p text:style-name="P3"><text:span text:style-name="T3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soft-page-break/><text:tab/>ret nz</text:p>
      <text:p text:style-name="P13"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soft-page-break/><text:tab/>ld a,b</text:p>
      <text:p text:style-name="P13"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soft-page-break/><text:tab/>ld a,(upsidedown)</text:p>
      <text:p text:style-name="P53"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soft-page-break/><text:tab/>di</text:p>
      <text:p text:style-name="P13"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<text:soft-page-break/>oldclock<text:tab/>defb 0</text:p>
      <text:p text:style-name="P13"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<text:soft-page-break/>leftnotpressed</text:p>
      <text:p text:style-name="P53"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soft-page-break/><text:tab/>dec a</text:p>
      <text:p text:style-name="P13"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soft-page-break/><text:tab/>cp 1</text:p>
      <text:p text:style-name="P13"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><text:soft-page-break/></text:p>
      <text:p text:style-name="P13"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soft-page-break/><text:tab/>EI</text:p>
      <text:p text:style-name="P13"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soft-page-break/><text:tab/>HEX 0092FD4F000000F5DFFFFF4F00000010</text:p>
      <text:p text:style-name="P13"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soft-page-break/><text:tab/>HEX 78777777677677666666666566667777</text:p>
      <text:p text:style-name="P13"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soft-page-break/><text:tab/>HEX 65A38C7C5A597C8A192D57885A99A597</text:p>
      <text:p text:style-name="P13"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soft-page-break/><text:tab/>HEX FFFFFF473243B6AE04003054764653FB</text:p>
      <text:p text:style-name="P13"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soft-page-break/><text:tab/>HEX 9A88889989160000000000207798AABC</text:p>
      <text:p text:style-name="P13"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soft-page-break/><text:tab/>HEX C5070000002095FFEF8AA92620B5FFFF</text:p>
      <text:p text:style-name="P13"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soft-page-break/><text:tab/>HEX ADFCFF067409008499CAFF7FDB8F0000</text:p>
      <text:p text:style-name="P13"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soft-page-break/><text:tab/>HEX 55555565664544555576778799999989</text:p>
      <text:p text:style-name="P13"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7T15:16:16.779838650</dc:date>
    <meta:editing-duration>P3DT15H4M5S</meta:editing-duration>
    <meta:editing-cycles>264</meta:editing-cycles>
    <meta:generator>LibreOffice/6.0.7.3$Linux_X86_64 LibreOffice_project/00m0$Build-3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